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14b" officeooo:paragraph-rsid="0019f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48:35.908000000</meta:creation-date>
    <meta:generator>LibreOffice/5.2.0.4$Windows_x86 LibreOffice_project/066b007f5ebcc236395c7d282ba488bca6720265</meta:generator>
    <dc:date>2016-10-15T21:08:21.33800000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</office:meta>
</office:document-meta>
</file>